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text-properties officeooo:paragraph-rsid="000cf08f"/>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ext-properties fo:font-weight="bold" style:font-weight-asian="bold" style:font-weight-complex="bold"/>
    </style:style>
    <style:style style:name="P6" style:family="paragraph" style:parent-style-name="Standard">
      <style:paragraph-properties fo:margin-left="0.4925in" fo:margin-right="0in" fo:text-indent="0in" style:auto-text-indent="false"/>
      <style:text-properties fo:font-weight="bold" officeooo:paragraph-rsid="000cf08f" style:font-weight-asian="bold" style:font-weight-complex="bold"/>
    </style:style>
    <style:style style:name="P7" style:family="paragraph" style:parent-style-name="text-body">
      <style:paragraph-properties fo:margin-left="0.4925in" fo:margin-right="0in" fo:text-indent="0in" style:auto-text-indent="false"/>
    </style:style>
    <style:style style:name="P8" style:family="paragraph" style:parent-style-name="text-body">
      <style:text-properties officeooo:paragraph-rsid="000cf08f"/>
    </style:style>
    <style:style style:name="P9" style:family="paragraph" style:parent-style-name="Standard">
      <style:paragraph-properties fo:margin-left="0in" fo:margin-right="0in" fo:text-indent="0in" style:auto-text-indent="false"/>
    </style:style>
    <style:style style:name="P10" style:family="paragraph" style:parent-style-name="title">
      <style:paragraph-properties fo:break-before="page"/>
    </style:style>
    <style:style style:name="P11" style:family="paragraph" style:parent-style-name="text-body">
      <style:paragraph-properties fo:break-before="page"/>
    </style:style>
    <style:style style:name="P12" style:family="paragraph" style:parent-style-name="text-body" style:master-page-name="">
      <style:paragraph-properties fo:keep-together="always" style:page-number="auto" fo:keep-with-next="alway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3">
      <style:text-properties officeooo:paragraph-rsid="000b45e7"/>
    </style:style>
    <style:style style:name="P17" style:family="paragraph" style:parent-style-name="Standard" style:list-style-name="L4"/>
    <style:style style:name="P18" style:family="paragraph" style:parent-style-name="Standard" style:list-style-name="L4">
      <style:text-properties officeooo:paragraph-rsid="000b45e7"/>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ect1" style:list-style-name=""/>
    <style:style style:name="P24" style:family="paragraph" style:parent-style-name="sect1">
      <style:paragraph-properties fo:break-before="page"/>
    </style:style>
    <style:style style:name="P25" style:family="paragraph" style:parent-style-name="sect2" style:list-style-name=""/>
    <style:style style:name="P26" style:family="paragraph" style:parent-style-name="sect2" style:list-style-name=""/>
    <style:style style:name="P27" style:family="paragraph" style:parent-style-name="sect2">
      <style:paragraph-properties fo:break-before="page"/>
    </style:style>
    <style:style style:name="P28" style:family="paragraph" style:parent-style-name="sect3" style:list-style-name=""/>
    <style:style style:name="P29" style:family="paragraph" style:parent-style-name="sect3">
      <style:paragraph-properties fo:break-before="page"/>
    </style:style>
    <style:style style:name="P30" style:family="paragraph" style:parent-style-name="text-body" style:list-style-name="L2"/>
    <style:style style:name="P31" style:family="paragraph" style:parent-style-name="Text_20_body" style:list-style-name="L2"/>
    <style:style style:name="P32" style:family="paragraph" style:parent-style-name="_2a__20_RA-Code" style:list-style-name="L2"/>
    <style:style style:name="P33" style:family="paragraph" style:parent-style-name="_2a__20_RA-Code" style:list-style-name="L5"/>
    <style:style style:name="P34" style:family="paragraph" style:parent-style-name="_2a__20_RA-Content" style:list-style-name="L2"/>
    <style:style style:name="P35"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3" style:family="text">
      <style:text-properties officeooo:rsid="000b45e7"/>
    </style:style>
    <style:style style:name="T4" style:family="text">
      <style:text-properties officeooo:rsid="000cb76e"/>
    </style:style>
    <style:style style:name="T5" style:family="text">
      <style:text-properties officeooo:rsid="000cf08f"/>
    </style:style>
    <style:style style:name="T6" style:family="text">
      <style:text-properties officeooo:rsid="000f6f28"/>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text:span text:style-name="T3">Dell Pilot Deployment Guide</text:span></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text:span text:style-name="T3">changing</text:span> the IP and MAC information to reflect the puppet data, change the <text:span text:style-name="_2a__20_RA-UI_20_Element">ignore_puppet_facts_for_provisioning</text:span> setting.</text:p>
      <text:list xml:id="list600975476842674639" text:style-name="L1">
        <text:list-item>
          <text:p text:style-name="P13">Log into the Foreman user interface. </text:p>
        </text:list-item>
        <text:list-item>
          <text:p text:style-name="P13">Move the mouse over the <text:span text:style-name="_2a__20_RA-UI_20_Element">Administer</text:span> drop down menu on the right side of the <text:span text:style-name="T3">interface.</text:span> </text:p>
        </text:list-item>
        <text:list-item>
          <text:p text:style-name="P13">Select <text:span text:style-name="_2a__20_RA-UI_20_Element">Settings</text:span> from the menu. </text:p>
        </text:list-item>
        <text:list-item>
          <text:p text:style-name="P13">Select the <text:span text:style-name="_2a__20_RA-UI_20_Element">Provisioning</text:span> tab. </text:p>
        </text:list-item>
        <text:list-item>
          <text:p text:style-name="P13">Select <text:span text:style-name="_2a__20_RA-UI_20_Element">Value</text:span> for the <text:span text:style-name="_2a__20_RA-UI_20_Element">ignore_puppet_facts_for_provisioning</text:span> setting. </text:p>
          <text:list>
            <text:list-item>
              <text:p text:style-name="P13">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text:span text:style-name="T3">Checklist</text:span> from <text:a xlink:type="simple" xlink:href="https://wiki.opencrowbar.org/pages/viewpage.action?pageId=6326050">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text:span text:style-name="T3">file</text:span> called dell-pilot-deploy.tgz. This TAR fail is available from <text:a xlink:type="simple" xlink:href="https://wiki.opencrowbar.org/pages/viewpage.action?pageId=6326050">https://wiki.opencrowbar.org/pages/viewpage.action?pageId=6326050</text:a>.</text:p>
      <text:p text:style-name="text-body">Download the <text:span text:style-name="T3">tar file</text:span> and unzip it into the /root/pilot directory..</text:p>
      <text:p text:style-name="_2a__20_RA-Code"># mkdir /root/pilot<text:line-break/><text:line-break/># cd /root/pilot<text:line-break/><text:line-break/># tar xzvf /PATH/TO/FILE/dell-pilot-deploy.tgz</text:p>
      <text:p text:style-name="Text_20_body"/>
      <text:h text:style-name="P25" text:outline-level="2"/>
      <text:h text:style-name="P27" text:outline-level="2"><text:bookmark-start text:name="_the_hammer_command"/>The hammer command<text:bookmark-end text:name="_the_hammer_command"/></text:h>
      <text:list xml:id="list1638093049071579954" text:style-name="L2">
        <text:list-item>
          <text:p text:style-name="P14">Install the packages that contain the <text:span text:style-name="_2a__20_RA-Software_20_Name">hammer</text:span> command. </text:p>
          <text:p text:style-name="P32"># yum -y install "*hammer*"</text:p>
          <text:p text:style-name="P30"/>
          <text:p text:style-name="P30">This should install the following packages:</text:p>
          <text:list>
            <text:list-item>
              <text:p text:style-name="P14"><text:span text:style-name="_2a__20_RA-Software_20_Name">rubygem-hammer_cli-doc-0.1.1-12.el6sat.noarch</text:span> </text:p>
            </text:list-item>
            <text:list-item>
              <text:p text:style-name="P14"><text:span text:style-name="_2a__20_RA-Software_20_Name">rubygem-hammer_cli-0.1.1-12.el6sat.noarch</text:span> </text:p>
            </text:list-item>
            <text:list-item>
              <text:p text:style-name="P14"><text:span text:style-name="_2a__20_RA-Software_20_Name">rubygem-hammer_cli_foreman-0.1.1-16.el6sat.noarch</text:span> </text:p>
            </text:list-item>
            <text:list-item>
              <text:p text:style-name="P14"><text:span text:style-name="_2a__20_RA-Software_20_Name">rubygem-hammer_cli_foreman-doc-0.1.1-16.el6sat.noarch</text:span> </text:p>
            </text:list-item>
          </text:list>
        </text:list-item>
        <text:list-item>
          <text:p text:style-name="P14">Configure the <text:span text:style-name="_2a__20_RA-Software_20_Name">hammer</text:span> command to display <text:span text:style-name="_2a__20_RA-Variable_20_Data">200</text:span> items per page. This just makes it easier to read everything. </text:p>
          <text:list>
            <text:list-item>
              <text:p text:style-name="P14">Replace the value for the <text:span text:style-name="_2a__20_RA-UI_20_Element">:per_page:</text:span> option in the <text:span text:style-name="_2a__20_RA-File">/etc/hammer/cli_config.yml</text:span> file. </text:p>
            </text:list-item>
          </text:list>
        </text:list-item>
        <text:list-item>
          <text:p text:style-name="P14">Configure the <text:span text:style-name="_2a__20_RA-Software_20_Name">hammer</text:span> command to not prompt for a username/password when connecting. </text:p>
          <text:list>
            <text:list-item>
              <text:p text:style-name="P14">Add the following to the beginning of the /etc/hammer/cli_config.yml file. Replace the name and password appropriately. </text:p>
              <text:p text:style-name="P34">:foreman:<text:line-break/> :username: 'admin'<text:line-break/> :password: 'changeme'</text:p>
            </text:list-item>
            <text:list-item>
              <text:p text:style-name="P31"/>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7">The <text:span text:style-name="_2a__20_RA-Software_20_Name">name</text:span> option should specify a name that is appropriate for the installation.</text:p>
      <text:p text:style-name="P7">The <text:span text:style-name="_2a__20_RA-Software_20_Name">os-family</text:span> should remain <text:span text:style-name="_2a__20_RA-Variable_20_Data">Redhat</text:span> in most cases.</text:p>
      <text:p text:style-name="P7">The <text:span text:style-name="_2a__20_RA-Software_20_Name">path</text:span> option specifies the path or URL to the installation tree.</text:p>
      <text:h text:style-name="P28" text:outline-level="3"/>
      <text:h text:style-name="P29" text:outline-level="3"><text:bookmark-start text:name="_satellite_server"/>Satellite Server<text:bookmark-end text:name="_satellite_server"/></text:h>
      <text:p text:style-name="text-body">The path included in the example below should work with most satellite installation<text:span text:style-name="T3">s</text:span>, just replace <text:span text:style-name="_2a__20_RA-Variable_20_Data">SATELLITE_SERVER</text:span> with the appropriate FQDN.</text:p>
      <text:p text:style-name="_2a__20_RA-Code"><text:span text:style-name="T6"># </text:span>hammer medium create --name "Dell OSP Pilot" --os-family Redhat \<text:line-break/> <text:s/>--path '<text:a xlink:type="simple" xlink:href="http://SATELLITE_SERVER/ks/dist/ks-rhel-$arch-server-$major-$version">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5163813142087435991" text:style-name="L3">
        <text:list-item>
          <text:p text:style-name="P15"><text:span text:style-name="_2a__20_RA-Software_20_Name">mkdir /usr/share/foreman/public/iso</text:span> </text:p>
        </text:list-item>
        <text:list-item>
          <text:p text:style-name="P15">Copy the RHEL7 iso to the <text:span text:style-name="_2a__20_RA-File">/root</text:span> directory of the foreman node </text:p>
        </text:list-item>
        <text:list-item>
          <text:p text:style-name="P15">Edit<text:span text:style-name="_2a__20_RA-File"> /etc/fstab </text:span></text:p>
        </text:list-item>
        <text:list-item>
          <text:p text:style-name="P16">Add the following line to the end: </text:p>
          <text:list>
            <text:list-header>
              <text:p text:style-name="P35">/root/RHEL-7.0-Server-x86_64-dvd.iso /usr/share/foreman/public/iso iso9660 loop,ro 0 0</text:p>
            </text:list-header>
          </text:list>
        </text:list-item>
        <text:list-item>
          <text:p text:style-name="P15">mount –a </text:p>
        </text:list-item>
      </text:list>
      <text:p text:style-name="_2a__20_RA-Code"><text:span text:style-name="T6"># </text:span>hammer medium create --name "Dell OSP Pilot" --os-family Redhat \<text:line-break/> <text:s/>--path '<text:a xlink:type="simple" xlink:href="http://FOREMAN_SERVER/iso">http://FOREMAN_SERVER/iso</text:a>'</text:p>
      <text:p text:style-name="Text_20_body"/>
      <text:h text:style-name="sect3" text:outline-level="3"><text:bookmark-start text:name="_local_iso_on_solution_admin_host"/>Local ISO on Solution Admin Host<text:bookmark-end text:name="_local_iso_on_solution_admin_host"/></text:h>
      <text:list xml:id="list606245515549443713" text:style-name="L4">
        <text:list-item>
          <text:p text:style-name="P17">On the Solution Admin Host: </text:p>
          <text:list>
            <text:list-item>
              <text:p text:style-name="P17"><text:span text:style-name="_2a__20_RA-Software_20_Name">yum install httpd</text:span> </text:p>
            </text:list-item>
            <text:list-item>
              <text:p text:style-name="P17">Configure <text:span text:style-name="_2a__20_RA-Software_20_Name">httpd</text:span> with any options you want. Defaults will work, but are not secure. </text:p>
            </text:list-item>
            <text:list-item>
              <text:p text:style-name="P17">copy the ISO to the SAH in <text:span text:style-name="_2a__20_RA-File">/store/data/iso</text:span> </text:p>
            </text:list-item>
            <text:list-item>
              <text:p text:style-name="P17"><text:span text:style-name="_2a__20_RA-Software_20_Name">"mount -o loop ISO NAME /mnt"</text:span> </text:p>
            </text:list-item>
            <text:list-item>
              <text:p text:style-name="P17"><text:span text:style-name="_2a__20_RA-Software_20_Name">"mkdir /store/data/iso/RHEL6.5" (Name of the OS)</text:span> </text:p>
            </text:list-item>
            <text:list-item>
              <text:p text:style-name="P17"><text:span text:style-name="_2a__20_RA-Software_20_Name">"rsync -av /mnt/ /store/data/iso/RHEL6.5"</text:span> </text:p>
            </text:list-item>
            <text:list-item>
              <text:p text:style-name="P17"><text:span text:style-name="_2a__20_RA-Software_20_Name">"umount /mnt"</text:span> </text:p>
            </text:list-item>
            <text:list-item>
              <text:p text:style-name="P17"><text:span text:style-name="_2a__20_RA-Software_20_Name">"ln -s /store/data/iso/RHEL6.5 RHEL6.5"</text:span> </text:p>
            </text:list-item>
          </text:list>
        </text:list-item>
        <text:list-item>
          <text:p text:style-name="P18">Validate the web interface works</text:p>
          <text:list>
            <text:list-header>
              <text:p text:style-name="P18">http://ipaddress of foreman/RHEL6.5/README</text:p>
            </text:list-header>
          </text:list>
        </text:list-item>
      </text:list>
      <text:h text:style-name="P25" text:outline-level="2"/>
      <text:h text:style-name="P27"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4"><text:span text:style-name="T1">dell-pilot.partition</text:span> </text:p>
          </table:table-cell>
          <table:table-cell office:value-type="string">
            <text:p text:style-name="P9">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text:span text:style-name="T6"># </text:span>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text:span text:style-name="T6"># </text:span>hammer os add-ptable --ptable-id P_ID --id OS_ID</text:p>
      <text:p text:style-name="Text_20_body"/>
      <text:h text:style-name="P25" text:outline-level="2"/>
      <text:h text:style-name="P27"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5">dell-osp-ks.template </text:p>
          </table:table-cell>
          <table:table-cell office:value-type="string">
            <text:p text:style-name="Standard">Provisioning template that provides the kickstart file. </text:p>
          </table:table-cell>
        </table:table-row>
        <table:table-row>
          <table:table-cell office:value-type="string">
            <text:p text:style-name="P5">dell-osp-pxe.template </text:p>
          </table:table-cell>
          <table:table-cell office:value-type="string">
            <text:p text:style-name="Standard">PXE template that contains the PXE configuration.. </text:p>
          </table:table-cell>
        </table:table-row>
        <table:table-row>
          <table:table-cell office:value-type="string">
            <text:p text:style-name="P5">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5">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text:span text:style-name="T3">provisioning</text:span>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5" text:outline-level="2"/>
      <text:h text:style-name="P27" text:outline-level="2"><text:bookmark-start text:name="_gather_more_information"/>Gather More Information<text:bookmark-end text:name="_gather_more_information"/></text:h>
      <text:p text:style-name="text-body">A few more IDs are required in order to install a host. Execute the following commands and take note of the <text:span text:style-name="T3">appropriate</text:span> IDs.</text:p>
      <text:list xml:id="list6658143289897153809" text:style-name="L5">
        <text:list-item>
          <text:p text:style-name="P19">Environments </text:p>
          <text:p text:style-name="P33"># hammer environment list</text:p>
        </text:list-item>
        <text:list-item>
          <text:p text:style-name="P19">Domains </text:p>
          <text:p text:style-name="P19"/>
          <text:p text:style-name="P33"># hammer domain list</text:p>
        </text:list-item>
        <text:list-item>
          <text:p text:style-name="P19">Puppet Proxy </text:p>
          <text:p text:style-name="P19"/>
          <text:p text:style-name="P33"># hammer proxy list</text:p>
        </text:list-item>
        <text:list-item>
          <text:p text:style-name="P19">Architectures</text:p>
          <text:p text:style-name="P19"/>
          <text:p text:style-name="P33">#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8396458022713893545" text:style-name="L6">
        <text:list-item>
          <text:p text:style-name="P20">Log into the Foreman UI. </text:p>
        </text:list-item>
        <text:list-item>
          <text:p text:style-name="P20">Select the <text:span text:style-name="_2a__20_RA-UI_20_Element">Administer</text:span> drop down on the top right of the window. </text:p>
        </text:list-item>
        <text:list-item>
          <text:p text:style-name="P20">Select <text:span text:style-name="_2a__20_RA-UI_20_Element">Settings</text:span>. Select the <text:span text:style-name="_2a__20_RA-UI_20_Element">Provisioning</text:span> tab. </text:p>
        </text:list-item>
        <text:list-item>
          <text:p text:style-name="P20">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5">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5">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5">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8" text:outline-level="3"/>
      <text:h text:style-name="P29"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5">subscription_manager_proxy </text:p>
          </table:table-cell>
          <table:table-cell office:value-type="string">
            <text:p text:style-name="Standard">The proxy server to use, if needed. </text:p>
          </table:table-cell>
        </table:table-row>
        <table:table-row>
          <table:table-cell office:value-type="string">
            <text:p text:style-name="P5">subscription_manager_proxy_port </text:p>
          </table:table-cell>
          <table:table-cell office:value-type="string">
            <text:p text:style-name="Standard">The proxy port to use, if needed. </text:p>
          </table:table-cell>
        </table:table-row>
        <table:table-row>
          <table:table-cell office:value-type="string">
            <text:p text:style-name="P5">subscription_manager_proxy_user </text:p>
          </table:table-cell>
          <table:table-cell office:value-type="string">
            <text:p text:style-name="Standard">The proxy username, if needed. </text:p>
          </table:table-cell>
        </table:table-row>
        <table:table-row>
          <table:table-cell office:value-type="string">
            <text:p text:style-name="P5">subscription_manager_proxy_password </text:p>
          </table:table-cell>
          <table:table-cell office:value-type="string">
            <text:p text:style-name="Standard">The proxy password, if needed. </text:p>
          </table:table-cell>
        </table:table-row>
      </table:table>
      <text:h text:style-name="P23" text:outline-level="1"/>
      <text:h text:style-name="P24"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5">NAME </text:p>
          </table:table-cell>
          <table:table-cell office:value-type="string">
            <text:p text:style-name="Standard">The hostname of the provisioned host. </text:p>
          </table:table-cell>
        </table:table-row>
        <table:table-row>
          <table:table-cell office:value-type="string">
            <text:p text:style-name="P5">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5">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5" text:outline-level="2"/>
      <text:h text:style-name="P27"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text:span text:style-name="T4">separate</text:span>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text:span text:style-name="T4">separated</text:span> list of key=value pairs. Each pair contains the configuration information for a single nic. This list is entered in the same format a s a bash associative array. The entire value is enclosed within single <text:span text:style-name="T4">tick marks</text:span> and <text:span text:style-name="T4">parentheses.</text:span> <text:span text:style-name="T4">'</text:span>( …)<text:span text:style-name="T4">'</text:span></text:p>
      <text:p text:style-name="text-body">Each key/value is in the <text:span text:style-name="T4">following</text:span> format:</text:p>
      <text:list xml:id="list1982146970928558675" text:style-name="L7">
        <text:list-item>
          <text:p text:style-name="P21">[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5">onboot </text:p>
          </table:table-cell>
          <table:table-cell office:value-type="string">
            <text:p text:style-name="Standard">The interface is enabled when the system boots. Default is disabled. </text:p>
          </table:table-cell>
        </table:table-row>
        <table:table-row>
          <table:table-cell office:value-type="string">
            <text:p text:style-name="P5">dhcp | static | none </text:p>
          </table:table-cell>
          <table:table-cell office:value-type="string">
            <text:p text:style-name="Standard">The interface gets its network configuration using DHCP,· the network configuration is <text:span text:style-name="T4">statically</text:span> configured, or the interface has no network configuration. If no option is specified, dhcp is assumed. </text:p>
          </table:table-cell>
        </table:table-row>
        <table:table-row>
          <table:table-cell office:value-type="string">
            <text:p text:style-name="P5">xx:xx:xx:xx:xx:xx </text:p>
          </table:table-cell>
          <table:table-cell office:value-type="string">
            <text:p text:style-name="Standard">The hardware address of the interface. </text:p>
          </table:table-cell>
        </table:table-row>
        <table:table-row>
          <table:table-cell office:value-type="string">
            <text:p text:style-name="P5">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12"><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text:span text:style-name="T5">documentation</text:spa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11">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2" text:outline-level="2"><text:bookmark-start text:name="_compute_nodes"/>Compute Nodes<text:bookmark-end text:name="_compute_nodes"/></text:h>
      <text:p text:style-name="text-body">The compute nodes have two <text:span text:style-name="T5">separate</text:span>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
      <text:h text:style-name="P25" text:outline-level="2"/>
      <text:h text:style-name="P27" text:outline-level="2"><text:bookmark-start text:name="_set_host_update_parameters"/>Set Host Update Parameters<text:bookmark-end text:name="_set_host_update_parameters"/></text:h>
      <text:p text:style-name="text-body">Each node can use a <text:span text:style-name="T5">separate</text:span>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6">subscription_manager_pool</text:p>
          </table:table-cell>
          <table:table-cell table:style-name="Table6.A1" office:value-type="string">
            <text:p text:style-name="P3">The ID of the pool to attach the host to.</text:p>
          </table:table-cell>
        </table:table-row>
        <table:table-row>
          <table:table-cell table:style-name="Table6.A1" office:value-type="string">
            <text:p text:style-name="P6">subscription_manager_repos</text:p>
          </table:table-cell>
          <table:table-cell table:style-name="Table6.A1" office:value-type="string">
            <text:p text:style-name="P3">The repositories that should be enabled after the host is registered.</text:p>
          </table:table-cell>
        </table:table-row>
      </table:table>
      <text:list xml:id="list1070784642799532271" text:style-name="L8">
        <text:list-header>
          <text:p text:style-name="P22"><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11">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8" text:outline-level="3"/>
      <text:h text:style-name="P29" text:outline-level="3"><text:bookmark-start text:name="_configure_the_repositories"/>Configure the Repositories<text:bookmark-end text:name="_configure_the_repositories"/></text:h>
      <text:p text:style-name="P8">The controller nodes and compute nodes both require the rhel-server-rhscl-7-rpms, rhel-7-server-rpms, <text:span text:style-name="T5">and </text:span>rhel-7-server-openstack-5.0-rpms, <text:span text:style-name="T5">repositories.</text:span></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P8"/>
      <text:p text:style-name="P8">The co<text:span text:style-name="T5">ntroller</text:span> nodes also <text:span text:style-name="T5">require</text:span>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10">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10">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10">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31</text:page-number></text:span><text:span text:style-name="MT1"><text:tab/></text:span></text:p>
      </style:footer>
      <style:footer-left>
        <text:p text:style-name="Footer"><text:span text:style-name="MT2"><text:tab/></text:span><text:span text:style-name="MT2"><text:page-number text:select-page="current">30</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0:19.790102194</dc:date>
    <meta:editing-duration>P0D</meta:editing-duration>
    <meta:editing-cycles>6</meta:editing-cycles>
    <meta:generator>LibreOffice/4.2.6.3$Linux_X86_64 LibreOffice_project/420$Build-3</meta:generator>
    <meta:document-statistic meta:table-count="7" meta:image-count="8" meta:object-count="0" meta:page-count="31" meta:paragraph-count="308" meta:word-count="5387" meta:character-count="40321" meta:non-whitespace-character-count="34842"/>
  </office:meta>
</office:document-meta>
</file>